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cretDialog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cretDialog.getJPanel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cretDialog.actionPerformed( java . awt . event .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cretDialog.getJContentPa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cretDialog.windowClosing( java . awt . event . Window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cretDialog.set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retDialog.SecretDialog( Fram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cretDialog.getJPanel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ecretDialog.getJPassword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cretDialog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retDialog.getJButt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